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1" table:default-cell-style-name="Default"/>
        <table:table-row table:style-name="ro1">
          <table:table-cell table:style-name="ce1" office:value-type="string" calcext:value-type="string">
            <text:p>Group ID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reet Address</text:p>
          </table:table-cell>
          <table:table-cell table:style-name="ce1" office:value-type="string" calcext:value-type="string">
            <text:p>Street Address Line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 / Province</text:p>
          </table:table-cell>
          <table:table-cell table:style-name="ce1" office:value-type="string" calcext:value-type="string">
            <text:p>Postal / Zip Cod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ttachment</text:p>
          </table:table-cell>
          <table:table-cell table:style-name="ce1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mpff</text:p>
          </table:table-cell>
          <table:table-cell office:value-type="string" calcext:value-type="string">
            <text:p><text:a xlink:href="mailto:adam.kampff@gmail.com" xlink:type="simple">adam.kampff@gmail.com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My Hous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23 Swanson Lane</text:p>
          </table:table-cell>
          <table:table-cell office:value-type="string" calcext:value-type="string">
            <text:p>Apt. 4b</text:p>
          </table:table-cell>
          <table:table-cell office:value-type="string" calcext:value-type="string">
            <text:p>London</text:p>
          </table:table-cell>
          <table:table-cell/>
          <table:table-cell office:value-type="string" calcext:value-type="string">
            <text:p>EX3 4F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age</text:p>
          </table:table-cell>
          <table:table-cell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Voight</text:p>
          </table:table-cell>
          <table:table-cell office:value-type="string" calcext:value-type="string">
            <text:p><text:a xlink:href="mailto:info@voight-kampff.tech" xlink:type="simple">info@voight-kampff.tec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Jimmy’s House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33b Greggs Ball</text:p>
          </table:table-cell>
          <table:table-cell office:value-type="string" calcext:value-type="string">
            <text:p>Lower Fla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2324" calcext:value-type="float">
            <text:p>1232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mage</text:p>
          </table:table-cell>
          <table:table-cell table:number-columns-repeated="1636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Dreosti</text:p>
          </table:table-cell>
          <table:table-cell office:value-type="string" calcext:value-type="string">
            <text:p><text:a xlink:href="mailto:e.dreosti@ucl.ac.uk" xlink:type="simple">e.dreosti@ucl.ac.uk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Her Hous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765 Abbot Avenue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5558" calcext:value-type="float">
            <text:p>3555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mage</text:p>
          </table:table-cell>
          <table:table-cell table:number-columns-repeated="1636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Dreosti</text:p>
          </table:table-cell>
          <table:table-cell office:value-type="string" calcext:value-type="string">
            <text:p>elena.dreosti@gmail.c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65 Abbot Avenue</text:p>
          </table:table-cell>
          <table:table-cell/>
          <table:table-cell table:number-columns-repeated="2" office:value-type="string" calcext:value-type="string">
            <text:p>London</text:p>
          </table:table-cell>
          <table:table-cell office:value-type="float" office:value="224331" calcext:value-type="float">
            <text:p>22433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age</text:p>
          </table:table-cell>
          <table:table-cell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adam.kampff@gmail.com" xlink:type="simple">adam.kampff@gmail.com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Geology</text:p>
          </table:table-cell>
          <table:table-cell office:value-type="string" calcext:value-type="string">
            <text:p>19 Thryor Ln</text:p>
          </table:table-cell>
          <table:table-cell office:value-type="string" calcext:value-type="string">
            <text:p>Side Door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23211" calcext:value-type="float">
            <text:p>2321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mage</text:p>
          </table:table-cell>
          <table:table-cell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kampff@voight-kampff.tech" xlink:type="simple">kampff@voight-kampff.tec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lso Fake</text:p>
          </table:table-cell>
          <table:table-cell office:value-type="string" calcext:value-type="string">
            <text:p>Somewhere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872 Corner Circle</text:p>
          </table:table-cell>
          <table:table-cell office:value-type="string" calcext:value-type="string">
            <text:p>Penthouse</text:p>
          </table:table-cell>
          <table:table-cell office:value-type="string" calcext:value-type="string">
            <text:p>Paris</text:p>
          </table:table-cell>
          <table:table-cell/>
          <table:table-cell office:value-type="float" office:value="223432" calcext:value-type="float">
            <text:p>22343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mage</text:p>
          </table:table-cell>
          <table:table-cell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kampff@voight-kampff.tech" xlink:type="simple">kampff@voight-kampff.tec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Cornell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116 Quantum Leap</text:p>
          </table:table-cell>
          <table:table-cell office:value-type="string" calcext:value-type="string">
            <text:p>Accelerator</text:p>
          </table:table-cell>
          <table:table-cell office:value-type="string" calcext:value-type="string">
            <text:p>Itahaca</text:p>
          </table:table-cell>
          <table:table-cell office:value-type="string" calcext:value-type="string">
            <text:p>NY</text:p>
          </table:table-cell>
          <table:table-cell office:value-type="float" office:value="16543" calcext:value-type="float">
            <text:p>1654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mage</text:p>
          </table:table-cell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 style:data-style-name="N2" text:time-value="00:24:23.7753803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3:44:10.774850372</meta:creation-date>
    <dc:date>2024-07-27T00:24:29.897788578</dc:date>
    <meta:editing-duration>PT34M19S</meta:editing-duration>
    <meta:editing-cycles>23</meta:editing-cycles>
    <meta:generator>LibreOffice/7.6.6.3$Linux_X86_64 LibreOffice_project/60$Build-3</meta:generator>
    <meta:document-statistic meta:table-count="1" meta:cell-count="116" meta:object-count="0"/>
  </office:meta>
</office:document-meta>
</file>